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2b39" officeooo:paragraph-rsid="00102b39"/>
    </style:style>
    <style:style style:name="P2" style:family="paragraph" style:parent-style-name="Standard">
      <style:text-properties officeooo:rsid="00116c86" officeooo:paragraph-rsid="00116c86"/>
    </style:style>
    <style:style style:name="P3" style:family="paragraph" style:parent-style-name="Standard">
      <style:text-properties officeooo:rsid="0012e169" officeooo:paragraph-rsid="0012e169"/>
    </style:style>
    <style:style style:name="P4" style:family="paragraph" style:parent-style-name="Standard">
      <style:text-properties officeooo:rsid="0014887b" officeooo:paragraph-rsid="0014887b"/>
    </style:style>
    <style:style style:name="P5" style:family="paragraph" style:parent-style-name="Standard">
      <style:text-properties officeooo:rsid="0015905b" officeooo:paragraph-rsid="0015905b"/>
    </style:style>
    <style:style style:name="P6" style:family="paragraph" style:parent-style-name="Standard">
      <style:text-properties officeooo:rsid="00163c18" officeooo:paragraph-rsid="00163c18"/>
    </style:style>
    <style:style style:name="P7" style:family="paragraph" style:parent-style-name="Standard">
      <style:text-properties officeooo:rsid="00182de9" officeooo:paragraph-rsid="00182de9"/>
    </style:style>
    <style:style style:name="T1" style:family="text">
      <style:text-properties officeooo:rsid="0015905b"/>
    </style:style>
    <style:style style:name="T2" style:family="text">
      <style:text-properties officeooo:rsid="001a37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<text:span text:style-name="T1">KODE</text:span></text:p>
      <text:p text:style-name="P1">Brug package </text:p>
      <text:p text:style-name="P5">Kig på File og Files objekter.</text:p>
      <text:p text:style-name="P1"/>
      <text:p text:style-name="P1">forside – kun billede ingen tekst. navn på, </text:p>
      <text:p text:style-name="P1">glossary – entry med eventuelt</text:p>
      <text:p text:style-name="P1"/>
      <text:p text:style-name="P2">Stakeholders &amp; interest er udover Primary actor – aldrig dne samme.</text:p>
      <text:p text:style-name="P2">Lav evt. Interessent analyse.</text:p>
      <text:p text:style-name="P2"/>
      <text:p text:style-name="P3">I Main Success scenario – brug “admin” istedet for actor.</text:p>
      <text:p text:style-name="P3"/>
      <text:p text:style-name="P4">System markerers ikk som actor.</text:p>
      <text:p text:style-name="P4"/>
      <text:p text:style-name="P4"/>
      <text:p text:style-name="P4">//<text:line-break/>Pil omvendt ved include.</text:p>
      <text:p text:style-name="P4"/>
      <text:p text:style-name="P4"/>
      <text:p text:style-name="P4">//<text:span text:style-name="T1">SSD Diagram</text:span></text:p>
      <text:p text:style-name="P5">Kun 2 søjler.</text:p>
      <text:p text:style-name="P5">Brugerens interaktion med systemet.</text:p>
      <text:p text:style-name="P5">Loopet er ikke defineret.</text:p>
      <text:p text:style-name="P5">Del SSD op.</text:p>
      <text:p text:style-name="P4"/>
      <text:p text:style-name="P4">//<text:span text:style-name="T1">SD </text:span></text:p>
      <text:p text:style-name="P5">Hvad får vi tilbage? Eksempelvis readTable().</text:p>
      <text:p text:style-name="P6">Objektet dør pludseligt.</text:p>
      <text:p text:style-name="P6"/>
      <text:p text:style-name="P6">//Class diagram</text:p>
      <text:p text:style-name="P6">Definer public / private / protected?</text:p>
      <text:p text:style-name="P7">Navngiv main klassen <text:span text:style-name="T2">til systemets nav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3:31:30.980478366</meta:creation-date>
    <dc:date>2018-11-19T14:17:42.000165524</dc:date>
    <meta:editing-duration>PT25M28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21" meta:word-count="93" meta:character-count="597" meta:non-whitespace-character-count="518"/>
  </office:meta>
</office:document-meta>
</file>